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4700000172CD0F970EE50C5045.png" manifest:media-type="image/png"/>
  <manifest:file-entry manifest:full-path="Pictures/1001BA7700009B2200002A7AFD9F89CAD012349F.svg" manifest:media-type="image/svg+xml"/>
  <manifest:file-entry manifest:full-path="Pictures/1000020100000061000000615DA2F23D3C152A2E.png" manifest:media-type="image/png"/>
  <manifest:file-entry manifest:full-path="Pictures/100002010000016900000169F47FFE4F7FED5938.png" manifest:media-type="image/png"/>
  <manifest:file-entry manifest:full-path="Pictures/10000E88000007570000075734BE2C0094ED50A4.svg" manifest:media-type="image/svg+xml"/>
  <manifest:file-entry manifest:full-path="Pictures/100003E00000254F0000254F391D44B7AD4456D1.svg" manifest:media-type="image/svg+xml"/>
  <manifest:file-entry manifest:full-path="Pictures/1000051A00000A0600000A06764C2DBB278BC88E.svg" manifest:media-type="image/svg+xml"/>
  <manifest:file-entry manifest:full-path="Pictures/10000201000001C700000119406BDF4D275AE22B.png" manifest:media-type="image/png"/>
  <manifest:file-entry manifest:full-path="Pictures/1000096300002F0500001D054D5359B70B745421.svg" manifest:media-type="image/svg+xml"/>
  <manifest:file-entry manifest:full-path="Pictures/10000201000001ED0000006F9D52506CA6C82989.png" manifest:media-type="image/png"/>
  <manifest:file-entry manifest:full-path="Pictures/1000020100000047000000472AD26485CAEB843F.png" manifest:media-type="image/png"/>
  <manifest:file-entry manifest:full-path="Pictures/100008A8000032F400000B7948FDBC8C37ADF262.svg" manifest:media-type="image/svg+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isplay ExtraCondensed Black" svg:font-family="'Noto Sans Display ExtraCondensed Black'"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color="#127622" draw:stroke-linejoin="none" svg:stroke-linecap="butt" draw:fill-color="#afd095" draw:opacity="100%" draw:textarea-horizontal-align="justify" draw:textarea-vertical-align="middle" draw:auto-grow-height="false" fo:min-height="12.45cm" fo:min-width="12.2cm" draw:shadow="hidden"/>
    </style:style>
    <style:style style:name="gr2" style:family="graphic" style:parent-style-name="standard">
      <style:graphic-properties svg:stroke-color="#706e0c" draw:stroke-linejoin="none" svg:stroke-linecap="butt" draw:fill-color="#ffffa6" draw:opacity="100%" draw:textarea-horizontal-align="justify" draw:textarea-vertical-align="middle" draw:auto-grow-height="false" fo:min-height="12.45cm" fo:min-width="12.2cm" draw:shadow="hidden"/>
    </style:style>
    <style:style style:name="gr3" style:family="graphic" style:parent-style-name="standard">
      <style:graphic-properties svg:stroke-color="#2a6099" draw:stroke-linejoin="none" svg:stroke-linecap="butt" draw:fill-color="#b4c7dc" draw:opacity="100%" draw:textarea-horizontal-align="justify" draw:textarea-vertical-align="middle" draw:auto-grow-height="false" fo:min-height="12.45cm" fo:min-width="12.2cm" draw:shadow="hidden"/>
    </style:style>
    <style:style style:name="gr4" style:family="graphic" style:parent-style-name="standard">
      <style:graphic-properties draw:stroke="none" draw:fill="none" draw:textarea-horizontal-align="justify" draw:textarea-vertical-align="top" draw:auto-grow-height="false" fo:min-height="17.53cm" fo:min-width="17.28cm"/>
      <style:paragraph-properties style:writing-mode="lr-tb"/>
    </style:style>
    <style:style style:name="gr5" style:family="graphic" style:parent-style-name="standard">
      <style:graphic-properties draw:stroke="none" draw:fill="none" draw:textarea-horizontal-align="justify" draw:textarea-vertical-align="bottom" draw:auto-grow-height="false" fo:min-height="17.53cm" fo:min-width="17.28cm"/>
      <style:paragraph-properties style:writing-mode="lr-tb"/>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color="#afd095" draw:opacity="100%"/>
      <style:paragraph-properties fo:text-align="center"/>
    </style:style>
    <style:style style:name="P2" style:family="paragraph">
      <loext:graphic-properties draw:fill-color="#ffffa6" draw:opacity="100%"/>
      <style:paragraph-properties fo:text-align="center"/>
    </style:style>
    <style:style style:name="P3" style:family="paragraph">
      <loext:graphic-properties draw:fill-color="#b4c7dc" draw:opacity="100%"/>
      <style:paragraph-properties fo:text-align="center"/>
    </style:style>
    <style:style style:name="P4" style:family="paragraph">
      <style:paragraph-properties fo:text-align="center"/>
      <style:text-properties style:text-outline="true" style:font-name="Noto Sans Display ExtraCondensed Black" fo:font-size="36pt" style:font-size-asian="36pt" style:font-size-complex="36pt"/>
    </style:style>
    <style:style style:name="P5" style:family="paragraph">
      <loext:graphic-properties draw:fill="none"/>
      <style:paragraph-properties fo:text-align="center"/>
      <style:text-properties style:text-outline="true" style:font-name="Noto Sans Display ExtraCondensed Black" fo:font-size="36pt" style:font-size-asian="36pt" style:font-size-complex="36pt"/>
    </style:style>
    <style:style style:name="P6" style:family="paragraph">
      <style:paragraph-properties fo:text-align="center"/>
    </style:style>
    <style:style style:name="T1" style:family="text">
      <style:text-properties style:text-outline="true" style:font-name="Noto Sans Display ExtraCondensed Black"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1" draw:layer="layout" svg:width="6.855cm" svg:height="8.801cm" svg:x="2.89cm" svg:y="7.64cm" svg:viewBox="0 0 6856 8802" draw:points="379,0 1487,402 1444,523 1405,647 1369,771 1335,896 1306,1021 1278,1147 1254,1274 1234,1401 1217,1530 1202,1658 1191,1786 1183,1915 1179,2044 1178,2174 1180,2303 1185,2432 1193,2560 1204,2689 1219,2817 1237,2945 1257,3072 1282,3200 1310,3326 1340,3452 1373,3576 1410,3699 1450,3823 1493,3945 1539,4065 1588,4185 1640,4302 1695,4420 1753,4535 1814,4649 1876,4762 1943,4872 2012,4982 2084,5089 2157,5195 2235,5298 2315,5400 2396,5500 2481,5597 2568,5692 2657,5786 2748,5877 2842,5966 2939,6053 3036,6137 3136,6217 3239,6296 3343,6373 3449,6447 3557,6518 3667,6586 3778,6652 3891,6715 4005,6774 4121,6831 4238,6885 4356,6937 4476,6986 4597,7031 4718,7073 4842,7112 4966,7148 5091,7182 5216,7211 5343,7237 5469,7261 5585,7280 5585,6896 6856,7849 5585,8802 5585,8468 5583,8468 5426,8447 5269,8422 5114,8394 4959,8361 4805,8324 4651,8283 4499,8238 4348,8191 4198,8139 4049,8083 3902,8024 3757,7961 3613,7895 3471,7825 3330,7751 3192,7674 3056,7593 2920,7510 2788,7422 2658,7332 2530,7238 2405,7141 2282,7041 2161,6938 2044,6832 1929,6723 1816,6611 1706,6496 1600,6380 1496,6260 1395,6137 1298,6012 1203,5885 1112,5755 1024,5623 939,5489 858,5353 780,5215 706,5075 634,4933 567,4789 504,4644 443,4498 387,4349 335,4200 286,4049 241,3897 199,3744 161,3590 128,3435 98,3279 72,3123 50,2966 32,2808 18,2651 8,2492 2,2334 0,2176 1,2017 7,1859 17,1700 30,1542 48,1385 69,1228 95,1071 123,915 156,760 193,606 235,453 279,301 327,149">
          <text:p/>
        </draw:polygon>
        <draw:polygon draw:style-name="gr2" draw:text-style-name="P2" draw:layer="layout" svg:width="5.445cm" svg:height="9.534cm" svg:x="10.144cm" svg:y="6.523cm" svg:viewBox="0 0 5446 9535" draw:points="206,9535 0,8375 127,8351 253,8323 379,8293 504,8259 627,8222 750,8182 872,8140 992,8093 1112,8045 1231,7993 1347,7939 1463,7881 1577,7820 1689,7756 1800,7690 1909,7621 2016,7550 2122,7476 2226,7399 2328,7319 2428,7238 2526,7153 2621,7066 2715,6977 2806,6886 2894,6792 2981,6696 3065,6597 3146,6497 3225,6395 3302,6291 3376,6186 3446,6078 3515,5968 3581,5857 3643,5744 3704,5630 3761,5514 3816,5397 3866,5278 3915,5158 3960,5038 4003,4916 4041,4793 4078,4669 4111,4545 4141,4419 4168,4292 4192,4165 4212,4038 4229,3910 4244,3782 4255,3652 4262,3524 4266,3395 4268,3265 4265,3136 4260,3008 4251,2879 4239,2750 4225,2622 4207,2494 4186,2366 4161,2240 4134,2114 4103,1988 4070,1864 4032,1740 3992,1617 3949,1496 3907,1385 3575,1577 3765,0 5226,624 4936,791 4938,794 4998,940 5055,1088 5108,1238 5157,1388 5202,1540 5243,1694 5281,1848 5315,2002 5345,2158 5372,2315 5394,2472 5411,2629 5426,2787 5437,2945 5443,3103 5446,3262 5444,3420 5439,3579 5429,3737 5416,3895 5399,4052 5377,4210 5352,4367 5323,4522 5290,4677 5253,4831 5213,4985 5168,5137 5120,5288 5069,5438 5012,5586 4953,5733 4890,5879 4824,6022 4753,6165 4679,6306 4602,6444 4522,6580 4437,6714 4351,6847 4260,6977 4166,7104 4069,7230 3968,7353 3866,7473 3760,7591 3650,7706 3538,7818 3424,7928 3307,8035 3186,8139 3065,8239 2939,8337 2812,8431 2682,8522 2550,8610 2416,8694 2280,8775 2142,8853 2002,8928 1859,8999 1716,9066 1571,9129 1424,9189 1276,9246 1126,9299 976,9348 824,9393 670,9433 517,9471 361,9505">
          <text:p/>
        </draw:polygon>
        <draw:polygon draw:style-name="gr3" draw:text-style-name="P3" draw:layer="layout" svg:width="10.225cm" svg:height="3.945cm" svg:x="3.873cm" svg:y="3.455cm" svg:viewBox="0 0 10226 3946" draw:points="10226,2262 9324,3020 9240,2922 9153,2827 9064,2733 8972,2642 8878,2554 8783,2467 8685,2383 8585,2302 8483,2222 8378,2145 8273,2072 8166,2000 8056,1932 7944,1867 7832,1804 7717,1744 7602,1686 7485,1632 7366,1581 7247,1532 7126,1486 7004,1443 6881,1405 6757,1368 6633,1335 6507,1305 6380,1278 6253,1255 6126,1234 5998,1217 5870,1203 5741,1191 5612,1184 5483,1180 5354,1177 5225,1180 5096,1185 4967,1194 4838,1204 4710,1220 4582,1238 4455,1259 4328,1283 4202,1311 4076,1342 3952,1375 3828,1412 3705,1452 3583,1495 3463,1541 3343,1590 3225,1642 3108,1697 2993,1755 2879,1816 2766,1879 2655,1946 2547,2015 2439,2086 2334,2161 2230,2237 2128,2317 2028,2399 1931,2483 1836,2570 1742,2661 1651,2751 1563,2845 1477,2942 1393,3039 1319,3130 1651,3322 190,3946 0,2369 290,2536 291,2534 387,2409 487,2286 590,2165 696,2047 805,1933 917,1820 1032,1710 1148,1603 1268,1500 1391,1398 1516,1301 1643,1207 1772,1115 1904,1027 2038,942 2174,860 2312,783 2452,708 2594,637 2737,570 2882,506 3029,446 3177,389 3327,336 3477,287 3629,242 3782,200 3937,163 4091,129 4247,99 4404,74 4561,51 4718,33 4875,19 5034,9 5193,2 5351,0 5509,2 5668,7 5826,16 5984,30 6142,48 6299,68 6455,94 6611,123 6766,156 6920,193 7074,234 7226,278 7377,326 7527,379 7675,434 7822,494 7968,557 8111,623 8253,694 8393,768 8532,846 8668,926 8803,1010 8935,1098 9065,1188 9192,1283 9318,1379 9441,1480 9562,1583 9679,1689 9794,1798 9906,1910 10015,2025 10123,2142">
          <text:p/>
        </draw:polygon>
        <draw:custom-shape draw:style-name="gr4" draw:text-style-name="P5" draw:layer="layout" svg:width="17.78cm" svg:height="17.78cm" svg:x="0.349cm" svg:y="0.915cm">
          <text:p text:style-name="P4"><text:span text:style-name="T1">HYPE</text:span></text:p>
          <draw:enhanced-geometry svg:viewBox="0 0 21600 21600" draw:type="rectangle" draw:enhanced-path="M 0 0 L 21600 0 21600 21600 0 21600 0 0 Z N"/>
        </draw:custom-shape>
        <draw:custom-shape draw:style-name="gr5" draw:text-style-name="P5" draw:layer="layout" svg:width="17.78cm" svg:height="17.78cm" draw:transform="rotate (-1.0471975511966) translate (12.493cm -2.34cm)">
          <text:p text:style-name="P4"><text:span text:style-name="T1">FEEDBACK</text:span></text:p>
          <draw:enhanced-geometry svg:viewBox="0 0 21600 21600" draw:mirror-horizontal="false" draw:mirror-vertical="false" draw:type="rectangle" draw:enhanced-path="M 0 0 L 21600 0 21600 21600 0 21600 0 0 Z N"/>
        </draw:custom-shape>
        <draw:custom-shape draw:style-name="gr5" draw:text-style-name="P5" draw:layer="layout" svg:width="17.78cm" svg:height="17.78cm" draw:transform="rotate (1.0471975511966) translate (-2.905cm 13.059cm)">
          <text:p text:style-name="P4"><text:span text:style-name="T1">FEATURE</text:span></text:p>
          <draw:enhanced-geometry svg:viewBox="0 0 21600 21600" draw:type="rectangle" draw:enhanced-path="M 0 0 L 21600 0 21600 21600 0 21600 0 0 Z N"/>
        </draw:custom-shape>
        <draw:frame draw:style-name="gr6" draw:text-style-name="P6" draw:layer="layout" svg:width="4.318cm" svg:height="0.94cm" svg:x="6.984cm" svg:y="5.613cm">
          <draw:image xlink:href="Pictures/100008A8000032F400000B7948FDBC8C37ADF262.svg" xlink:type="simple" xlink:show="embed" xlink:actuate="onLoad" draw:mime-type="image/svg+xml">
            <text:p/>
          </draw:image>
          <draw:image xlink:href="Pictures/10000201000001ED0000006F9D52506CA6C82989.png" xlink:type="simple" xlink:show="embed" xlink:actuate="onLoad" draw:mime-type="image/png"/>
        </draw:frame>
        <draw:frame draw:style-name="gr6" draw:text-style-name="P6" draw:layer="layout" svg:width="2.794cm" svg:height="1.6cm" svg:x="7.71cm" svg:y="12.398cm">
          <draw:image xlink:href="Pictures/1000096300002F0500001D054D5359B70B745421.svg" xlink:type="simple" xlink:show="embed" xlink:actuate="onLoad" draw:mime-type="image/svg+xml">
            <text:p/>
          </draw:image>
          <draw:image xlink:href="Pictures/10000201000001C700000119406BDF4D275AE22B.png" xlink:type="simple" xlink:show="embed" xlink:actuate="onLoad" draw:mime-type="image/png"/>
        </draw:frame>
        <draw:frame draw:style-name="gr6" draw:text-style-name="P6" draw:layer="layout" svg:width="1.321cm" svg:height="1.321cm" svg:x="5.028cm" svg:y="7.636cm">
          <draw:image xlink:href="Pictures/100003E00000254F0000254F391D44B7AD4456D1.svg" xlink:type="simple" xlink:show="embed" xlink:actuate="onLoad" draw:mime-type="image/svg+xml">
            <text:p/>
          </draw:image>
          <draw:image xlink:href="Pictures/100002010000016900000169F47FFE4F7FED5938.png" xlink:type="simple" xlink:show="embed" xlink:actuate="onLoad" draw:mime-type="image/png"/>
        </draw:frame>
        <draw:frame draw:style-name="gr6" draw:text-style-name="P6" draw:layer="layout" svg:width="3.886cm" svg:height="0.965cm" svg:x="4.851cm" svg:y="9.744cm">
          <draw:image xlink:href="Pictures/1001BA7700009B2200002A7AFD9F89CAD012349F.svg" xlink:type="simple" xlink:show="embed" xlink:actuate="onLoad" draw:mime-type="image/svg+xml">
            <text:p/>
          </draw:image>
          <draw:image xlink:href="Pictures/100002010000054700000172CD0F970EE50C5045.png" xlink:type="simple" xlink:show="embed" xlink:actuate="onLoad" draw:mime-type="image/png"/>
        </draw:frame>
        <draw:frame draw:style-name="gr6" draw:text-style-name="P6" draw:layer="layout" svg:width="1.676cm" svg:height="1.676cm" svg:x="5.57cm" svg:y="11.423cm">
          <draw:image xlink:href="Pictures/1000051A00000A0600000A06764C2DBB278BC88E.svg" xlink:type="simple" xlink:show="embed" xlink:actuate="onLoad" draw:mime-type="image/svg+xml">
            <text:p/>
          </draw:image>
          <draw:image xlink:href="Pictures/1000020100000061000000615DA2F23D3C152A2E.png" xlink:type="simple" xlink:show="embed" xlink:actuate="onLoad" draw:mime-type="image/png"/>
        </draw:frame>
        <draw:frame draw:style-name="gr6" draw:text-style-name="P6" draw:layer="layout" svg:width="2.057cm" svg:height="2.057cm" svg:x="11.512cm" svg:y="9.953cm">
          <draw:image xlink:href="Pictures/10000E88000007570000075734BE2C0094ED50A4.svg" xlink:type="simple" xlink:show="embed" xlink:actuate="onLoad" draw:mime-type="image/svg+xml">
            <text:p/>
          </draw:image>
          <draw:image xlink:href="Pictures/1000020100000047000000472AD26485CAEB843F.png" xlink:type="simple" xlink:show="embed" xlink:actuate="onLoad" draw:mime-type="image/png"/>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isplay ExtraCondensed Black" svg:font-family="'Noto Sans Display ExtraCondensed Black'"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18.542cm" fo:page-height="18.54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11-26T09:52:47.350480865</meta:creation-date>
    <dc:date>2020-11-26T21:13:23.284699485</dc:date>
    <meta:editing-duration>PT4H50M42S</meta:editing-duration>
    <meta:editing-cycles>7</meta:editing-cycles>
    <meta:generator>LibreOffice/7.0.2.2$Linux_X86_64 LibreOffice_project/00$Build-2</meta:generator>
    <meta:document-statistic meta:object-count="12"/>
  </office:meta>
</office:document-meta>
</file>